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60pt" fo:font-weight="normal" officeooo:rsid="001d8ea8" officeooo:paragraph-rsid="001d8ea8" style:font-size-asian="60pt" style:font-weight-asian="normal" style:font-size-complex="60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20pt" fo:font-weight="normal" officeooo:rsid="001d8ea8" officeooo:paragraph-rsid="001d8ea8" style:font-size-asian="17.5pt" style:font-weight-asian="normal" style:font-size-complex="20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20pt" fo:font-weight="normal" officeooo:rsid="0025fc30" officeooo:paragraph-rsid="0025fc30" style:font-size-asian="17.5pt" style:font-weight-asian="normal" style:font-size-complex="20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20pt" fo:font-weight="normal" officeooo:rsid="002756a7" officeooo:paragraph-rsid="002756a7" style:font-size-asian="17.5pt" style:font-weight-asian="normal" style:font-size-complex="20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20pt" fo:font-weight="normal" officeooo:rsid="002885d0" officeooo:paragraph-rsid="002885d0" style:font-size-asian="17.5pt" style:font-weight-asian="normal" style:font-size-complex="20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20pt" fo:font-weight="normal" officeooo:rsid="002c3900" officeooo:paragraph-rsid="002c3900" style:font-size-asian="17.5pt" style:font-weight-asian="normal" style:font-size-complex="20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2756a7" officeooo:paragraph-rsid="002756a7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2885d0" officeooo:paragraph-rsid="002885d0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2c3900" officeooo:paragraph-rsid="002c3900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32pt" fo:font-weight="normal" officeooo:rsid="002c3900" officeooo:paragraph-rsid="002c3900" style:font-size-asian="32pt" style:font-weight-asian="normal" style:font-size-complex="32pt" style:font-weight-complex="normal"/>
    </style:style>
    <style:style style:name="P12" style:family="paragraph" style:parent-style-name="Standard">
      <style:paragraph-properties fo:text-align="center" style:justify-single-word="false" fo:break-before="page"/>
      <style:text-properties fo:font-size="20pt" fo:font-weight="normal" officeooo:rsid="001d8ea8" officeooo:paragraph-rsid="001d8ea8" style:font-size-asian="17.5pt" style:font-weight-asian="normal" style:font-size-complex="20pt" style:font-weight-complex="normal"/>
    </style:style>
    <style:style style:name="P13" style:family="paragraph" style:parent-style-name="Standard">
      <style:paragraph-properties fo:text-align="center" style:justify-single-word="false" fo:break-before="page"/>
      <style:text-properties fo:font-size="20pt" fo:font-weight="normal" officeooo:rsid="0025fc30" officeooo:paragraph-rsid="0025fc30" style:font-size-asian="17.5pt" style:font-weight-asian="normal" style:font-size-complex="20pt" style:font-weight-complex="normal"/>
    </style:style>
    <style:style style:name="P14" style:family="paragraph" style:parent-style-name="Standard">
      <style:paragraph-properties fo:text-align="center" style:justify-single-word="false" fo:break-before="page"/>
      <style:text-properties fo:font-size="20pt" fo:font-weight="normal" officeooo:rsid="002756a7" officeooo:paragraph-rsid="002756a7" style:font-size-asian="17.5pt" style:font-weight-asian="normal" style:font-size-complex="20pt" style:font-weight-complex="normal"/>
    </style:style>
    <style:style style:name="P15" style:family="paragraph" style:parent-style-name="Standard">
      <style:paragraph-properties fo:text-align="center" style:justify-single-word="false" fo:break-before="page"/>
      <style:text-properties fo:font-size="20pt" fo:font-weight="normal" officeooo:rsid="002c3900" officeooo:paragraph-rsid="002c3900" style:font-size-asian="17.5pt" style:font-weight-asian="normal" style:font-size-complex="20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20pt" fo:font-weight="normal" officeooo:rsid="0025fc30" officeooo:paragraph-rsid="0025fc30" style:font-size-asian="17.5pt" style:font-weight-asian="normal" style:font-size-complex="20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20pt" fo:font-weight="normal" officeooo:rsid="002756a7" officeooo:paragraph-rsid="002756a7" style:font-size-asian="17.5pt" style:font-weight-asian="normal" style:font-size-complex="20pt" style:font-weight-complex="normal"/>
    </style:style>
    <style:style style:name="T1" style:family="text">
      <style:text-properties officeooo:rsid="00281a00"/>
    </style:style>
    <style:style style:name="T2" style:family="text">
      <style:text-properties officeooo:rsid="0029102b"/>
    </style:style>
    <style:style style:name="T3" style:family="text">
      <style:text-properties officeooo:rsid="002958df"/>
    </style:style>
    <style:style style:name="T4" style:family="text">
      <style:text-properties officeooo:rsid="002dd9c0"/>
    </style:style>
    <style:style style:name="T5" style:family="text">
      <style:text-properties officeooo:rsid="002ede8a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inMar Opus I</text:p>
      <text:p text:style-name="P3"/>
      <text:p text:style-name="P3"/>
      <text:p text:style-name="P3">User Manual</text:p>
      <text:p text:style-name="P12"/>
      <text:p text:style-name="P3"/>
      <text:p text:style-name="P4">Table of Contents</text:p>
      <text:p text:style-name="P4"/>
      <text:list xml:id="list3423947874" text:style-name="L1">
        <text:list-item>
          <text:p text:style-name="P16">Operation</text:p>
        </text:list-item>
        <text:list-item>
          <text:p text:style-name="P16">Repair</text:p>
          <text:list>
            <text:list-item>
              <text:p text:style-name="P16">Hardware</text:p>
              <text:list>
                <text:list-item>
                  <text:p text:style-name="P16">Keyboards</text:p>
                </text:list-item>
                <text:list-item>
                  <text:p text:style-name="P16">Drawknobs</text:p>
                </text:list-item>
                <text:list-item>
                  <text:p text:style-name="P16">Couplers</text:p>
                </text:list-item>
                <text:list-item>
                  <text:p text:style-name="P16">Pistons</text:p>
                </text:list-item>
                <text:list-item>
                  <text:p text:style-name="P17">Other</text:p>
                </text:list-item>
              </text:list>
            </text:list-item>
            <text:list-item>
              <text:p text:style-name="P16">Software</text:p>
            </text:list-item>
          </text:list>
        </text:list-item>
      </text:list>
      <text:p text:style-name="P13"/>
      <text:p text:style-name="P5">Operation</text:p>
      <text:p text:style-name="P5"/>
      <text:p text:style-name="P8">For normal operation, use this as you would any other organ. Sim<text:span text:style-name="T1">ply press the power button, wait 15 seconds, and start playing.</text:span></text:p>
      <text:p text:style-name="P14"/>
      <text:p text:style-name="P6">Service</text:p>
      <text:p text:style-name="P6"/>
      <text:p text:style-name="P9">The organ is made up of 3 systems: The audio system, the computer system, and the <text:span text:style-name="T3">MIDI system</text:span>. The audio system is made up of the speakers, the subwoofers, and the audio interface. The computer system is made up of the comput<text:span text:style-name="T2">er, the display in the organ, and the keyboard. The MIDI system is made up of the keyboards, drawknobs, pistons, and couplers.</text:span></text:p>
      <text:p text:style-name="P15"/>
      <text:p text:style-name="P11">MIDI System</text:p>
      <text:p text:style-name="P7"/>
      <text:p text:style-name="P7">MIDI Encoder<text:span text:style-name="T4">s</text:span></text:p>
      <text:p text:style-name="P7"/>
      <text:p text:style-name="P10">The MIDI Encoder<text:span text:style-name="T4">s</text:span> detect key, <text:span text:style-name="T5">pedal,</text:span> and thumb <text:span text:style-name="T5">piston presses, expression pedal positions, and drawknob movement</text:span> and <text:span text:style-name="T4">converts them into MIDI format. The MIDI encoders consist of two subcategories: The keyboard encoders and the drawknob transcoders. The keyboard encoders monitor the keyboards, pedals, thumb pistons, and expression pedal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2.01pt solid #000000" fo:padding="0.0201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2:56:11.395000000</meta:creation-date>
    <dc:date>2018-05-31T14:57:43.274000000</dc:date>
    <meta:editing-duration>PT6M18S</meta:editing-duration>
    <meta:editing-cycles>4</meta:editing-cycles>
    <meta:generator>LibreOffice/6.0.4.2$Windows_X86_64 LibreOffice_project/9b0d9b32d5dcda91d2f1a96dc04c645c450872bf</meta:generator>
    <meta:document-statistic meta:table-count="0" meta:image-count="0" meta:object-count="0" meta:page-count="5" meta:paragraph-count="20" meta:word-count="166" meta:character-count="979" meta:non-whitespace-character-count="842"/>
  </office:meta>
</office:document-meta>
</file>